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51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9-15" calcext:value-type="date">
            <text:p>15/09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0-15" calcext:value-type="date">
            <text:p>15/10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1-17" calcext:value-type="date">
            <text:p>17/11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Mens. 11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2-15" calcext:value-type="date">
            <text:p>15/12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Mens. 12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8"/>
          <table:table-cell table:style-name="ce47" table:formula="of:=[.C7]-[.F7]" office:value-type="float" office:value="190" calcext:value-type="float">
            <text:p>190,00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7])" office:value-type="float" office:value="190" calcext:value-type="float">
            <text:p>190,00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number:number-style style:name="N17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5">
      <number:text>(</number:text>
      <number:currency-symbol/>
      <number:text>\,)</number:text>
      <style:map style:condition="value()&gt;=0" style:apply-style-name="N17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41:48.291656629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1-05">00/00/0000</text:date></text:span><text:span text:style-name="MT6"><text:s/>- </text:span><text:span text:style-name="MT6"><text:time style:data-style-name="N2" text:time-value="15:41:48.295009546">00:00:00</text:time></text:span><text:span text:style-name="MT6"><text:s/></text:span></text:p>
        </style:region-center>
        <style:region-right>
          <text:p><text:span text:style-name="MT3">Krivo Sistemas Ltda. 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Krivo Sistemas Ltda.</text:span></text:p>
          <text:p><text:span text:style-name="MT9">contato@krivosistemas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41:48.30078655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1-05T15:42:06.856627516</dc:date>
    <dc:language>pt-PT</dc:language>
    <meta:editing-cycles>696</meta:editing-cycles>
    <meta:editing-duration>PT21H25M13S</meta:editing-duration>
    <meta:document-statistic meta:table-count="1" meta:cell-count="53" meta:object-count="0"/>
    <meta:user-defined meta:name="Info 0"/>
    <meta:user-defined meta:name="Info 1"/>
    <meta:user-defined meta:name="Info 2"/>
    <meta:user-defined meta:name="Info 3"/>
  </office:meta>
</office:document-meta>
</file>